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280159"/>
    </style:style>
    <style:style style:name="P7" style:family="paragraph" style:parent-style-name="Standard" style:list-style-name="L1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8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9">
      <style:text-properties style:font-name="DejaVu Sans Condensed" fo:font-size="12pt" officeooo:rsid="00148c7a" officeooo:paragraph-rsid="00288ca7" style:font-size-asian="12pt" style:font-size-complex="12pt"/>
    </style:style>
    <style:style style:name="P19" style:family="paragraph" style:parent-style-name="Standard" style:list-style-name="L10">
      <style:text-properties style:font-name="DejaVu Sans Condensed" fo:font-size="12pt" officeooo:rsid="00148c7a" officeooo:paragraph-rsid="00288ca7" style:font-size-asian="12pt" style:font-size-complex="12pt"/>
    </style:style>
    <style:style style:name="P20" style:family="paragraph" style:parent-style-name="Standard" style:list-style-name="L11">
      <style:text-properties style:font-name="DejaVu Sans Condensed" fo:font-size="12pt" officeooo:rsid="00148c7a" officeooo:paragraph-rsid="00288ca7" style:font-size-asian="12pt" style:font-size-complex="12pt"/>
    </style:style>
    <style:style style:name="P21" style:family="paragraph" style:parent-style-name="Standard" style:list-style-name="L9">
      <style:text-properties style:font-name="DejaVu Sans Condensed" fo:font-size="12pt" officeooo:paragraph-rsid="00288ca7" style:font-size-asian="12pt" style:font-size-complex="12pt"/>
    </style:style>
    <style:style style:name="P22" style:family="paragraph" style:parent-style-name="Standard" style:list-style-name="L10">
      <style:text-properties style:font-name="DejaVu Sans Condensed" fo:font-size="12pt" officeooo:paragraph-rsid="00288ca7" style:font-size-asian="12pt" style:font-size-complex="12pt"/>
    </style:style>
    <style:style style:name="P23" style:family="paragraph" style:parent-style-name="Standard" style:list-style-name="L11">
      <style:text-properties style:font-name="DejaVu Sans Condensed" fo:font-size="12pt" officeooo:rsid="00293f3c" officeooo:paragraph-rsid="00293f3c" style:font-size-asian="12pt" style:font-size-complex="12pt"/>
    </style:style>
    <style:style style:name="P24" style:family="paragraph" style:parent-style-name="Standard" style:list-style-name="L8">
      <style:text-properties style:font-name="DejaVu Sans Condensed" fo:font-size="12pt" officeooo:rsid="00293f3c" officeooo:paragraph-rsid="00293f3c" style:font-size-asian="12pt" style:font-size-complex="12pt"/>
    </style:style>
    <style:style style:name="P25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3" style:family="text">
      <style:text-properties officeooo:rsid="0035db3e"/>
    </style:style>
    <style:style style:name="T14" style:family="text">
      <style:text-properties officeooo:rsid="00288ca7"/>
    </style:style>
    <style:style style:name="T15" style:family="text">
      <style:text-properties officeooo:rsid="00293f3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13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7">1</text:span><text:span text:style-name="T12">0</text:span><text:span text:style-name="T7">3</text:span><text:span text:style-name="T8"> - </text:span><text:span text:style-name="T9">Controls - </text:span><text:span text:style-name="T10">Throttle </text:span><text:span text:style-name="T11">Base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text:style-name="L1">
        <text:list-item>
          <text:p text:style-name="P7"><text:span text:style-name="T2">Turn: </text:span><text:span text:style-name="T14">--</text:span></text:p>
        </text:list-item>
      </text:list>
      <text:p text:style-name="P1">Flaps lever</text:p>
      <text:list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9"><text:span text:style-name="T2">F: </text:span><text:span text:style-name="T15">Flashlight</text:span></text:p>
        </text:list-item>
      </text:list>
      <text:p text:style-name="P1">T2 switch</text:p>
      <text:list text:style-name="L4">
        <text:list-item>
          <text:p text:style-name="P10"><text:span text:style-name="T2">F: </text:span><text:span text:style-name="T14">--</text:span></text:p>
        </text:list-item>
      </text:list>
      <text:p text:style-name="P1">T3 switch</text:p>
      <text:list text:style-name="L5">
        <text:list-item>
          <text:p text:style-name="P11">F: <text:span text:style-name="T14">--</text:span></text:p>
        </text:list-item>
      </text:list>
      <text:p text:style-name="P1">T4 switch</text:p>
      <text:list text:style-name="L6">
        <text:list-item>
          <text:p text:style-name="P12">F: <text:span text:style-name="T14">--</text:span></text:p>
        </text:list-item>
      </text:list>
      <text:p text:style-name="P1">Lighted Buttons -- Master Modes, Master Arm, carrier calls</text:p>
      <text:list text:style-name="L7">
        <text:list-item>
          <text:p text:style-name="P17"><text:span text:style-name="T1">B1</text:span><text:span text:style-name="T2">: </text:span><text:span text:style-name="T15">Pilot seat</text:span><text:span text:style-name="T2"><text:tab/></text:span><text:span text:style-name="T15"><text:tab/></text:span><text:span text:style-name="T1">B2: </text:span><text:span text:style-name="T15">Loadmaster station</text:span><text:span text:style-name="T1"><text:tab/><text:tab/>B3: </text:span><text:span text:style-name="T15">Cargo ramp station</text:span></text:p>
        </text:list-item>
      </text:list>
      <text:list text:style-name="L8">
        <text:list-item>
          <text:p text:style-name="P13">B4: <text:span text:style-name="T15">Cargo deploy forward</text:span><text:tab/>B5: <text:span text:style-name="T15">Cargo deploy mid</text:span><text:tab/><text:span text:style-name="T15"><text:tab/></text:span>B6: <text:span text:style-name="T15">Cargo deploy aft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4">S-B5: Cargo deploy al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T5 switch</text:p>
      <text:list xml:id="list2947278540" text:style-name="L9">
        <text:list-item>
          <text:p text:style-name="P18"><text:span text:style-name="T14">U: --</text:span></text:p>
        </text:list-item>
        <text:list-item>
          <text:p text:style-name="P21"><text:span text:style-name="T2">D: </text:span><text:span text:style-name="T14">--</text:span></text:p>
        </text:list-item>
      </text:list>
      <text:p text:style-name="P1">T6 switch<text:span text:style-name="T15"> -- Flaps</text:span></text:p>
      <text:list xml:id="list2676036327" text:style-name="L10">
        <text:list-item>
          <text:p text:style-name="P19">U<text:span text:style-name="T14">: --</text:span></text:p>
        </text:list-item>
        <text:list-item>
          <text:p text:style-name="P22"><text:span text:style-name="T2">D: </text:span><text:span text:style-name="T14">--</text:span></text:p>
        </text:list-item>
      </text:list>
      <text:p text:style-name="P1">T7 switch -- <text:span text:style-name="T15">Doors</text:span></text:p>
      <text:list xml:id="list3351237915" text:style-name="L11">
        <text:list-item>
          <text:p text:style-name="P20">U<text:span text:style-name="T14">: </text:span><text:span text:style-name="T15">Crew entrance door open/close</text:span></text:p>
        </text:list-item>
        <text:list-item>
          <text:p text:style-name="P20">D: <text:span text:style-name="T15">Paratrooper door open/close</text:span></text:p>
        </text:list-item>
        <text:list-item>
          <text:p text:style-name="P23">S-U: Cargo door close</text:p>
        </text:list-item>
        <text:list-item>
          <text:p text:style-name="P23">S-D: Cargo door open</text:p>
        </text:list-item>
      </text:list>
      <text:p text:style-name="P1">E1 dial -- <text:span text:style-name="T1">Kneeboard</text:span></text:p>
      <text:list text:style-name="L12">
        <text:list-item>
          <text:p text:style-name="P14">P: Kneeboard toggle</text:p>
        </text:list-item>
        <text:list-item>
          <text:p text:style-name="P25"><text:span text:style-name="T5">L/R</text:span><text:span text:style-name="T6">: Flip pages</text:span></text:p>
        </text:list-item>
      </text:list>
      <text:list text:style-name="L13">
        <text:list-item>
          <text:p text:style-name="P15">S-Rotate: RWR volume up/down</text:p>
        </text:list-item>
      </text:list>
      <text:p text:style-name="P1">E2 dial -- <text:span text:style-name="T1">NVGs</text:span></text:p>
      <text:list text:style-name="L14">
        <text:list-item>
          <text:p text:style-name="P16">P: Toggle NVGs on/off</text:p>
        </text:list-item>
        <text:list-item>
          <text:p text:style-name="P16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0T19:32:27.428000000</dc:date>
    <meta:editing-duration>PT2H55M44S</meta:editing-duration>
    <meta:editing-cycles>2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3" meta:word-count="175" meta:character-count="825" meta:non-whitespace-character-count="710"/>
  </office:meta>
</office:document-meta>
</file>